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officeooo:rsid="0014d96c" officeooo:paragraph-rsid="0014d96c" style:font-size-asian="12pt" style:font-size-complex="12pt"/>
    </style:style>
    <style:style style:name="P3" style:family="paragraph" style:parent-style-name="Standard" style:list-style-name="L1">
      <style:text-properties fo:font-size="12pt" officeooo:rsid="0014d96c" officeooo:paragraph-rsid="0014d96c" style:font-size-asian="12pt" style:font-size-complex="12pt"/>
    </style:style>
    <style:style style:name="P4" style:family="paragraph" style:parent-style-name="Standard" style:list-style-name="L2">
      <style:text-properties fo:font-size="12pt" officeooo:rsid="0014d96c" officeooo:paragraph-rsid="0014d96c" style:font-size-asian="12pt" style:font-size-complex="12pt"/>
    </style:style>
    <style:style style:name="P5" style:family="paragraph" style:parent-style-name="Standard" style:list-style-name="L4">
      <style:text-properties fo:font-size="12pt" officeooo:rsid="0014d96c" officeooo:paragraph-rsid="0014d96c" style:font-size-asian="12pt" style:font-size-complex="12pt"/>
    </style:style>
    <style:style style:name="P6" style:family="paragraph" style:parent-style-name="Standard" style:list-style-name="L5">
      <style:text-properties fo:font-size="12pt" officeooo:rsid="0014d96c" officeooo:paragraph-rsid="0014d96c" style:font-size-asian="12pt" style:font-size-complex="12pt"/>
    </style:style>
    <style:style style:name="P7" style:family="paragraph" style:parent-style-name="Standard" style:list-style-name="L7">
      <style:text-properties fo:font-size="12pt" officeooo:rsid="0014d96c" officeooo:paragraph-rsid="0014d96c" style:font-size-asian="12pt" style:font-size-complex="12pt"/>
    </style:style>
    <style:style style:name="P8" style:family="paragraph" style:parent-style-name="Standard" style:list-style-name="L8">
      <style:text-properties fo:font-size="12pt" officeooo:rsid="0014d96c" officeooo:paragraph-rsid="0014d96c" style:font-size-asian="12pt" style:font-size-complex="12pt"/>
    </style:style>
    <style:style style:name="P9" style:family="paragraph" style:parent-style-name="Standard" style:list-style-name="L1">
      <style:text-properties fo:font-size="12pt" officeooo:paragraph-rsid="0014d96c" style:font-size-asian="12pt" style:font-size-complex="12pt"/>
    </style:style>
    <style:style style:name="P10" style:family="paragraph" style:parent-style-name="Standard" style:list-style-name="L3">
      <style:text-properties fo:font-size="12pt" officeooo:paragraph-rsid="0014d96c" style:font-size-asian="12pt" style:font-size-complex="12pt"/>
    </style:style>
    <style:style style:name="P11" style:family="paragraph" style:parent-style-name="Standard" style:list-style-name="L2">
      <style:text-properties fo:font-size="12pt" officeooo:paragraph-rsid="0014d96c" style:font-size-asian="12pt" style:font-size-complex="12pt"/>
    </style:style>
    <style:style style:name="P12" style:family="paragraph" style:parent-style-name="Standard" style:list-style-name="L4">
      <style:text-properties fo:font-size="12pt" officeooo:paragraph-rsid="0014d96c" style:font-size-asian="12pt" style:font-size-complex="12pt"/>
    </style:style>
    <style:style style:name="P13" style:family="paragraph" style:parent-style-name="Standard" style:list-style-name="L5">
      <style:text-properties fo:font-size="12pt" officeooo:paragraph-rsid="0014d96c" style:font-size-asian="12pt" style:font-size-complex="12pt"/>
    </style:style>
    <style:style style:name="P14" style:family="paragraph" style:parent-style-name="Standard" style:list-style-name="L7">
      <style:text-properties fo:font-size="12pt" officeooo:paragraph-rsid="0014d96c" style:font-size-asian="12pt" style:font-size-complex="12pt"/>
    </style:style>
    <style:style style:name="P15" style:family="paragraph" style:parent-style-name="Standard" style:list-style-name="L9">
      <style:text-properties fo:font-size="12pt" officeooo:paragraph-rsid="0014d96c" style:font-size-asian="12pt" style:font-size-complex="12pt"/>
    </style:style>
    <style:style style:name="P16" style:family="paragraph" style:parent-style-name="Heading_20_5">
      <style:text-properties fo:font-size="12pt" style:font-size-asian="12pt" style:font-size-complex="12pt"/>
    </style:style>
    <style:style style:name="P17" style:family="paragraph" style:parent-style-name="Heading_20_6">
      <style:text-properties fo:font-size="12pt" style:font-size-asian="12pt" style:font-size-complex="12pt"/>
    </style:style>
    <style:style style:name="T1" style:family="text">
      <style:text-properties officeooo:rsid="0014d9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31cm" fo:text-indent="-0.635cm" fo:margin-left="2.13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6cm" fo:text-indent="-0.635cm" fo:margin-left="2.76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01cm" fo:text-indent="-0.635cm" fo:margin-left="3.4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6cm" fo:text-indent="-0.635cm" fo:margin-left="4.0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06cm" fo:text-indent="-0.635cm" fo:margin-left="5.30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41cm" fo:text-indent="-0.635cm" fo:margin-left="5.9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6cm" fo:text-indent="-0.635cm" fo:margin-left="6.5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11cm" fo:text-indent="-0.635cm" fo:margin-left="7.2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6cm" fo:text-indent="-0.635cm" fo:margin-left="7.84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richtung von ediarum für ein spezifisches Projekt</text:p>
      <text:p text:style-name="P2"/>
      <text:p text:style-name="P2">Basierend auf Oxygen 19.1 und ediarum 0.26.0</text:p>
      <text:p text:style-name="P2">Auf folgende Orte / Menüs wird durchgehend Bezug genommen:</text:p>
      <text:p text:style-name="P2"/>
      <text:list xml:id="list6277989389698026585" text:style-name="L1">
        <text:list-item>
          <text:p text:style-name="P3">Framework-Ordner: Programme/Oxygen/frameworks/ediarum_&lt;projektname&gt; – dieser Ordner wird im zweiten Schritt angelegt und erhält in Folge noch Unterordner</text:p>
        </text:list-item>
        <text:list-item>
          <text:p text:style-name="P3">Einstellungen: Menü »Optionen« &gt; »Einstellungen…«</text:p>
        </text:list-item>
        <text:list-item>
          <text:p text:style-name="P9"><text:span text:style-name="T1">Framework-Einstellungen: Menü »Optionen« &gt; »Einstellungen…« &gt; »Dokumenttypen-Zuordnung«, dann in der Liste projektspezifische Erweiterung »ediarum.&lt;projektname&gt;« (wird im zweiten Schritt erstellt) markieren, Knopf »Bearbeiten«</text:span></text:p>
        </text:list-item>
      </text:list>
      <text:p text:style-name="P2"/>
      <text:p text:style-name="P2"/>
      <text:h text:style-name="P16" text:outline-level="5">ediarum.basis-Add-On installieren</text:h>
      <text:p text:style-name="P2"/>
      <text:list xml:id="list5135174450901473635" text:style-name="L3">
        <text:list-item>
          <text:p text:style-name="P10"><text:span text:style-name="T1">Menü »Hilfe« &gt; »Neue Add-Ons installieren…«</text:span></text:p>
        </text:list-item>
        <text:list-item>
          <text:p text:style-name="P10"><text:span text:style-name="T1">Im Textfeld »Add-Ons zeigen von« folgende URL angeben: http://telotadev.bbaw.de/oxygen/ediarum_basis/update.xml</text:span></text:p>
        </text:list-item>
        <text:list-item>
          <text:p text:style-name="P10"><text:span text:style-name="T1">»ediarum« anhaken und »Installieren« klicken, Lizenzbestimmungen und Sicherheitshinweis akzeptieren</text:span></text:p>
        </text:list-item>
      </text:list>
      <text:p text:style-name="P2"/>
      <text:p text:style-name="P2"/>
      <text:h text:style-name="P16" text:outline-level="5">Framework anlegen</text:h>
      <text:p text:style-name="P2"/>
      <text:list xml:id="list7578610013553393658" text:style-name="L2">
        <text:list-item>
          <text:p text:style-name="P4">Einstellungen &gt; »Dokumenttypen-Zuordnung«, in der Liste »ediarum.BASIS« markieren, Knopf »Erweitern« drücken</text:p>
        </text:list-item>
        <text:list-item>
          <text:p text:style-name="P4"><text:s/>»Name« projektspezifisch setzen: »ediarum.&lt;projektname&gt;«</text:p>
        </text:list-item>
        <text:list-item>
          <text:p text:style-name="P11"><text:span text:style-name="T1">»Speicherort«: »Extern« wählen, den Framework-Ordner Programme/Oxygen/ediarum_&lt;projektname&gt; anlegen, darin als »ediarum_&lt;projektname&gt;.framework« speichern</text:span></text:p>
        </text:list-item>
      </text:list>
      <text:p text:style-name="P2"/>
      <text:p text:style-name="P2"/>
      <text:h text:style-name="P16" text:outline-level="5">Projekt anlegen</text:h>
      <text:p text:style-name="P2"/>
      <text:list xml:id="list3291203863239661558" text:style-name="L4">
        <text:list-item>
          <text:p text:style-name="P5">Menü »Projekt« &gt; »Neues Projekt«</text:p>
        </text:list-item>
        <text:list-item>
          <text:p text:style-name="P5">Speichern als »&lt;projektname&gt;.xpr«</text:p>
        </text:list-item>
        <text:list-item>
          <text:p text:style-name="P12"><text:span text:style-name="T1">Speichern im Framework-Ordner</text:span></text:p>
        </text:list-item>
      </text:list>
      <text:p text:style-name="P2"/>
      <text:p text:style-name="P2"/>
      <text:h text:style-name="P16" text:outline-level="5">Allgemeine Einstellungen</text:h>
      <text:p text:style-name="P2"/>
      <text:p text:style-name="P2">Alle Änderungen dürfen nicht global eingestellt werden, sondern für das oXygen-Projekt. Dazu muss in den jeweiligen Dialogfenstern unten von »Global-Optionen« auf »Projekt-Optionen« umgestellt werden. Im Fenster der Einstellungen erscheinen die so gespeicherten Abschnitte auch jeweils fett und mit »[P]« versehen.</text:p>
      <text:p text:style-name="P2">Jeweils in den Einstellungen:</text:p>
      <text:p text:style-name="P2"/>
      <text:list xml:id="list8295575471527097240" text:style-name="L5">
        <text:list-item>
          <text:p text:style-name="P6"><text:soft-page-break/>»Dokumenttypen-Zuordnung«: nur »ediarum.BASIS«, »ediarum.BASIS.register« und »ediarum.&lt;projektname&gt;« aktivieren</text:p>
        </text:list-item>
        <text:list-item>
          <text:p text:style-name="P13"><text:span text:style-name="T1">»Editor« &gt;</text:span></text:p>
          <text:list>
            <text:list-item>
              <text:p text:style-name="P6">»Bearbeitungsmodus« &gt; »Autor« &gt; »AutoCorrect«:</text:p>
              <text:list>
                <text:list-item>
                  <text:p text:style-name="P13"><text:span text:style-name="T1">»Autokorrektur aktivieren« deaktivieren (d.h. NICHT aktivieren)</text:span></text:p>
                </text:list-item>
                <text:list-item>
                  <text:p text:style-name="P13"><text:span text:style-name="T1">»"Doppel-Anführungszeichen" ersetzen« aktivieren und auf gewünschte Anführungszeichen einstellen</text:span></text:p>
                </text:list-item>
              </text:list>
            </text:list-item>
            <text:list-item>
              <text:p text:style-name="P13"><text:span text:style-name="T1">»Öffnen/Speichern«: »Dokument automatisch speichern nach« aktivieren und niedrige Zeit einstellen (z.B. 10 Minuten)</text:span></text:p>
            </text:list-item>
          </text:list>
        </text:list-item>
        <text:list-item>
          <text:p text:style-name="P13"><text:span text:style-name="T1">»DITA« &gt; »Neue Topics«: »Dateinamen als Wert des Wurzel-ID-Attributs verwenden« deaktivieren</text:span></text:p>
        </text:list-item>
        <text:list-item>
          <text:p text:style-name="P13"><text:span text:style-name="T1">»Dateitypen«: im Textfeld »Muster für Binärdateien« »*.xql, *.html« ergänzen</text:span></text:p>
        </text:list-item>
        <text:list-item>
          <text:p text:style-name="P13"><text:span text:style-name="T1">»Benutzerspezifische Editorvariablen«: mit Knopf »Neu« anlegen – jeweils »Name«, »Wert«, »Beschreibung«:</text:span></text:p>
          <text:list>
            <text:list-item>
              <text:p text:style-name="P6">»${ediarum_project_name}«, &lt;projektname&gt;, muss mit dem Namen der collection in der existdb übereinstimmen</text:p>
            </text:list-item>
            <text:list-item>
              <text:p text:style-name="P13"><text:span text:style-name="T1">»${ediarum_project_domain}«, »http://oxygen-bot:********@&lt;projektdomain&gt;:8080</text:span></text:p>
            </text:list-item>
            <text:list-item>
              <text:p text:style-name="P6">»${ediarum_website_base}«, »http://website-user:********@&lt;projektdomain&gt;:8080</text:p>
            </text:list-item>
            <text:list-item>
              <text:p text:style-name="P6">»${ediarum_index_letters}«, »/oxygen/ediarum.xql?index=letters«</text:p>
            </text:list-item>
            <text:list-item>
              <text:p text:style-name="P6">»${ediarum_index_person}«, »/oxygen/ediarum.xql?index=persons«</text:p>
            </text:list-item>
            <text:list-item>
              <text:p text:style-name="P6">»${ediarum_index_place}«, »/oxygen/ediarum.xql?index=places«</text:p>
            </text:list-item>
            <text:list-item>
              <text:p text:style-name="P6">»${ediarum_index_item}«, »/oxygen/ediarum.xql?index=items«</text:p>
            </text:list-item>
            <text:list-item>
              <text:p text:style-name="P6">»${ediarum_index_bibl}«, »/oxygen/ediarum.xql?index=bibliography«</text:p>
            </text:list-item>
            <text:list-item>
              <text:p text:style-name="P6">»${ediarum_index_bibl_zotero}«, »/oxygen/ediarum.xql?index=bibl« falls Zotero-Anbindung genutzt wird</text:p>
            </text:list-item>
          </text:list>
        </text:list-item>
      </text:list>
      <text:p text:style-name="P2"/>
      <text:p text:style-name="P2"/>
      <text:h text:style-name="P16" text:outline-level="5">Framework einrichten</text:h>
      <text:p text:style-name="P2"/>
      <text:h text:style-name="P17" text:outline-level="6">CSS ergänzen</text:h>
      <text:p text:style-name="P2"/>
      <text:list xml:id="list388111590861415105" text:style-name="L7">
        <text:list-item>
          <text:p text:style-name="P14"><text:span text:style-name="T1">Ordner »css« im Framework-Ordner anlegen</text:span></text:p>
        </text:list-item>
        <text:list-item>
          <text:p text:style-name="P7">In diesem Ordner »standard.css« anlegen</text:p>
        </text:list-item>
        <text:list-item>
          <text:p text:style-name="P14"><text:span text:style-name="T1">In Framework-Einstellungen &gt; Reiter »Autor« &gt; Unter-Reiter »CSS«:</text:span></text:p>
          <text:list>
            <text:list-item>
              <text:p text:style-name="P14"><text:span text:style-name="T1">Eintrag hinzufügen (Plus-Knopf):</text:span></text:p>
              <text:list>
                <text:list-item>
                  <text:p text:style-name="P7">URI: »${framework}/css/standard.css«</text:p>
                </text:list-item>
                <text:list-item>
                  <text:p text:style-name="P7">Titel: »Standardansicht«</text:p>
                </text:list-item>
                <text:list-item>
                  <text:p text:style-name="P7">Alternative: nein (nicht anhaken)</text:p>
                </text:list-item>
              </text:list>
            </text:list-item>
          </text:list>
        </text:list-item>
      </text:list>
      <text:p text:style-name="P2"/>
      <text:p text:style-name="P2">Standardmäßig wird der Eintrag am Ende der Liste hinzugefügt. Das ist auch gewünscht, da CSS-Anweisungen aus späteren Einträgen vorherige Stylesheets überschreiben – vorausgesetzt, sie sind als Alternative markiert und aktiviert. Aktiviert werden sie in der Autor-Ansicht über das »Stile«-Menü in der Symbolleiste. Da das soeben hinzugefügte Stylesheet den gleichen Titel (»Standardansicht«) wie dasjenige im ediarum.basis-Framework hat, werden diese beiden standardmäßig zusammen aktiviert.</text:p>
      <text:p text:style-name="P2"/>
      <text:p text:style-name="P2">Um die Stile aus standard.css auch in die Textansicht zu erben:</text:p>
      <text:p text:style-name="P2"/>
      <text:list xml:id="list6137515608545221507" text:style-name="L8">
        <text:list-item>
          <text:p text:style-name="P8"><text:soft-page-break/>Im Ordner »css« die Datei »onlyText.css« anlegen, mit dem Inhalt »@import url("standard.css");«</text:p>
        </text:list-item>
        <text:list-item>
          <text:p text:style-name="P8">»onlyText.css« in den Framework-Einstellungen wie oben hinzufügen – nur diesmal als Titel »Textansicht«</text:p>
        </text:list-item>
      </text:list>
      <text:p text:style-name="P2"/>
      <text:p text:style-name="P2"/>
      <text:h text:style-name="P17" text:outline-level="6">Projektspezifisches Schema zuweisen</text:h>
      <text:p text:style-name="P2"/>
      <text:list xml:id="list779987028793984317" text:style-name="L9">
        <text:list-item>
          <text:p text:style-name="P15"><text:span text:style-name="T1">In Dokumenttypen beim entsprechenden Framwork unter "Schema" nach folgendem Muster das projektspezifische Schema einbinden: ${framework}/schemata/ediarum_hkw_register.rng. Dann unter "Validierung" über das "+" das spezifische Schema als neues Validierungsschema zuweis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9:17:53.648000000</meta:creation-date>
    <dc:date>2018-10-11T09:28:04.665000000</dc:date>
    <meta:editing-duration>PT10M9S</meta:editing-duration>
    <meta:editing-cycles>6</meta:editing-cycles>
    <meta:generator>LibreOffice/5.2.6.2$Windows_x86 LibreOffice_project/a3100ed2409ebf1c212f5048fbe377c281438fdc</meta:generator>
    <meta:document-statistic meta:table-count="0" meta:image-count="0" meta:object-count="0" meta:page-count="3" meta:paragraph-count="54" meta:word-count="481" meta:character-count="4459" meta:non-whitespace-character-count="4067"/>
  </office:meta>
</office:document-meta>
</file>